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4398in"/>
    </style:style>
    <style:style style:name="co12" style:family="table-column">
      <style:table-column-properties fo:break-before="auto" style:column-width="1.4291in"/>
    </style:style>
    <style:style style:name="co1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6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6.2988in" svg:height="3.5429in" svg:x="8.5811in" svg:y="2.9362in">
            <draw:object draw:notify-on-update-of-ranges="merged_sorting_results.I5:merged_sorting_results.I14 merged_sorting_results.M4:merged_sorting_results.M4 merged_sorting_results.M5:merged_sorting_results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rray Length: 2^12 = 4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4" office:value-type="string" calcext:value-type="string">
            <text:p>N. Threads (base 2)</text:p>
          </table:table-cell>
          <table:table-cell table:style-name="ce4" office:value-type="string" calcext:value-type="string">
            <text:p>N. Threads</text:p>
          </table:table-cell>
          <table:table-cell table:style-name="ce4" office:value-type="string" calcext:value-type="string">
            <text:p>Mean time GPU (ms)</text:p>
          </table:table-cell>
          <table:table-cell table:style-name="ce4" office:value-type="string" calcext:value-type="string">
            <text:p>Mean time CPU (ms)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2.1938" calcext:value-type="float">
            <text:p>12.1938</text:p>
          </table:table-cell>
          <table:table-cell office:value-type="float" office:value="1.27122" calcext:value-type="float">
            <text:p>1.2712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5]; 2)" office:value-type="string" office:string-value="2^10" calcext:value-type="string">
            <text:p>2^10</text:p>
          </table:table-cell>
          <table:table-cell table:style-name="ce6" table:formula="of:=OFFSET([.$B$2]; (ROW() - 5) * 11; 0)" office:value-type="float" office:value="1024" calcext:value-type="float">
            <text:p>1024</text:p>
          </table:table-cell>
          <table:table-cell table:style-name="ce6" table:formula="of:=AVERAGE(OFFSET([.$D$5]; (ROW() - 5) * 11; 0; 5; 1))" office:value-type="float" office:value="2.517608" calcext:value-type="float">
            <text:p>2.517608</text:p>
          </table:table-cell>
          <table:table-cell table:style-name="ce6" table:formula="of:=AVERAGE(OFFSET([.$E$5]; (ROW() - 5) * 11; 0; 5; 1))" office:value-type="float" office:value="1.254766" calcext:value-type="float">
            <text:p>1.254766</text:p>
          </table:table-cell>
          <table:table-cell table:style-name="ce6" table:formula="of:=[.L5]/[.K5]" office:value-type="float" office:value="0.49839609661234" calcext:value-type="float">
            <text:p>0.4983960966123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100352" calcext:value-type="float">
            <text:p>0.100352</text:p>
          </table:table-cell>
          <table:table-cell office:value-type="float" office:value="1.26796" calcext:value-type="float">
            <text:p>1.2679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6]; 2)" office:value-type="string" office:string-value="2^12" calcext:value-type="string">
            <text:p>2^12</text:p>
          </table:table-cell>
          <table:table-cell table:style-name="ce6" table:formula="of:=OFFSET([.$B$2]; (ROW() - 5) * 11; 0)" office:value-type="float" office:value="4096" calcext:value-type="float">
            <text:p>4096</text:p>
          </table:table-cell>
          <table:table-cell table:style-name="ce6" table:formula="of:=AVERAGE(OFFSET([.$D$5]; (ROW() - 5) * 11; 0; 5; 1))" office:value-type="float" office:value="0.6033408" calcext:value-type="float">
            <text:p>0.6033408</text:p>
          </table:table-cell>
          <table:table-cell table:style-name="ce6" table:formula="of:=AVERAGE(OFFSET([.$E$5]; (ROW() - 5) * 11; 0; 5; 1))" office:value-type="float" office:value="6.487958" calcext:value-type="float">
            <text:p>6.487958</text:p>
          </table:table-cell>
          <table:table-cell table:style-name="ce6" table:formula="of:=[.L6]/[.K6]" office:value-type="float" office:value="10.7533884663527" calcext:value-type="float">
            <text:p>10.7533884663527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207" calcext:value-type="float">
            <text:p>1.24207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7]; 2)" office:value-type="string" office:string-value="2^14" calcext:value-type="string">
            <text:p>2^14</text:p>
          </table:table-cell>
          <table:table-cell table:style-name="ce6" table:formula="of:=OFFSET([.$B$2]; (ROW() - 5) * 11; 0)" office:value-type="float" office:value="16384" calcext:value-type="float">
            <text:p>16384</text:p>
          </table:table-cell>
          <table:table-cell table:style-name="ce6" table:formula="of:=AVERAGE(OFFSET([.$D$5]; (ROW() - 5) * 11; 0; 5; 1))" office:value-type="float" office:value="0.6688384" calcext:value-type="float">
            <text:p>0.6688384</text:p>
          </table:table-cell>
          <table:table-cell table:style-name="ce6" table:formula="of:=AVERAGE(OFFSET([.$E$5]; (ROW() - 5) * 11; 0; 5; 1))" office:value-type="float" office:value="31.64338" calcext:value-type="float">
            <text:p>31.64338</text:p>
          </table:table-cell>
          <table:table-cell table:style-name="ce6" table:formula="of:=[.L7]/[.K7]" office:value-type="float" office:value="47.3109498497694" calcext:value-type="float">
            <text:p>47.310949849769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802" calcext:value-type="float">
            <text:p>1.2480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8]; 2)" office:value-type="string" office:string-value="2^16" calcext:value-type="string">
            <text:p>2^16</text:p>
          </table:table-cell>
          <table:table-cell table:style-name="ce6" table:formula="of:=OFFSET([.$B$2]; (ROW() - 5) * 11; 0)" office:value-type="float" office:value="65536" calcext:value-type="float">
            <text:p>65536</text:p>
          </table:table-cell>
          <table:table-cell table:style-name="ce6" table:formula="of:=AVERAGE(OFFSET([.$D$5]; (ROW() - 5) * 11; 0; 5; 1))" office:value-type="float" office:value="0.9154564" calcext:value-type="float">
            <text:p>0.9154564</text:p>
          </table:table-cell>
          <table:table-cell table:style-name="ce6" table:formula="of:=AVERAGE(OFFSET([.$E$5]; (ROW() - 5) * 11; 0; 5; 1))" office:value-type="float" office:value="150.372" calcext:value-type="float">
            <text:p>150.372</text:p>
          </table:table-cell>
          <table:table-cell table:style-name="ce6" table:formula="of:=[.L8]/[.K8]" office:value-type="float" office:value="164.25905155068" calcext:value-type="float">
            <text:p>164.25905155068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1.24456" calcext:value-type="float">
            <text:p>1.2445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9]; 2)" office:value-type="string" office:string-value="2^18" calcext:value-type="string">
            <text:p>2^18</text:p>
          </table:table-cell>
          <table:table-cell table:style-name="ce6" table:formula="of:=OFFSET([.$B$2]; (ROW() - 5) * 11; 0)" office:value-type="float" office:value="262144" calcext:value-type="float">
            <text:p>262144</text:p>
          </table:table-cell>
          <table:table-cell table:style-name="ce6" table:formula="of:=AVERAGE(OFFSET([.$D$5]; (ROW() - 5) * 11; 0; 5; 1))" office:value-type="float" office:value="3.661834" calcext:value-type="float">
            <text:p>3.661834</text:p>
          </table:table-cell>
          <table:table-cell table:style-name="ce6" table:formula="of:=AVERAGE(OFFSET([.$E$5]; (ROW() - 5) * 11; 0; 5; 1))" office:value-type="float" office:value="673.01" calcext:value-type="float">
            <text:p>673.01</text:p>
          </table:table-cell>
          <table:table-cell table:style-name="ce6" table:formula="of:=[.L9]/[.K9]" office:value-type="float" office:value="183.790417588564" calcext:value-type="float">
            <text:p>183.790417588564</text:p>
          </table:table-cell>
        </table:table-row>
        <table:table-row table:style-name="ro1">
          <table:table-cell table:number-columns-repeated="8"/>
          <table:table-cell table:style-name="ce5" table:formula="of:=&quot;2^&quot; &amp; LOG([.J10]; 2)" office:value-type="string" office:string-value="2^20" calcext:value-type="string">
            <text:p>2^20</text:p>
          </table:table-cell>
          <table:table-cell table:style-name="ce6" table:formula="of:=OFFSET([.$B$2]; (ROW() - 5) * 11; 0)" office:value-type="float" office:value="1048576" calcext:value-type="float">
            <text:p>1048576</text:p>
          </table:table-cell>
          <table:table-cell table:style-name="ce6" table:formula="of:=AVERAGE(OFFSET([.$D$5]; (ROW() - 5) * 11; 0; 5; 1))" office:value-type="float" office:value="7.012442" calcext:value-type="float">
            <text:p>7.012442</text:p>
          </table:table-cell>
          <table:table-cell table:style-name="ce6" table:formula="of:=AVERAGE(OFFSET([.$E$5]; (ROW() - 5) * 11; 0; 5; 1))" office:value-type="float" office:value="3235.632" calcext:value-type="float">
            <text:p>3235.632</text:p>
          </table:table-cell>
          <table:table-cell table:style-name="ce6" table:formula="of:=[.L10]/[.K10]" office:value-type="float" office:value="461.413014182506" calcext:value-type="float">
            <text:p>461.413014182506</text:p>
          </table:table-cell>
        </table:table-row>
        <table:table-row table:style-name="ro1">
          <table:table-cell table:number-columns-repeated="8"/>
          <table:table-cell table:style-name="ce5" table:formula="of:=&quot;2^&quot; &amp; LOG([.J11]; 2)" office:value-type="string" office:string-value="2^22" calcext:value-type="string">
            <text:p>2^22</text:p>
          </table:table-cell>
          <table:table-cell table:style-name="ce6" table:formula="of:=OFFSET([.$B$2]; (ROW() - 5) * 11; 0)" office:value-type="float" office:value="4194304" calcext:value-type="float">
            <text:p>4194304</text:p>
          </table:table-cell>
          <table:table-cell table:style-name="ce6" table:formula="of:=AVERAGE(OFFSET([.$D$5]; (ROW() - 5) * 11; 0; 5; 1))" office:value-type="float" office:value="123.7526" calcext:value-type="float">
            <text:p>123.7526</text:p>
          </table:table-cell>
          <table:table-cell table:style-name="ce6" table:formula="of:=AVERAGE(OFFSET([.$E$5]; (ROW() - 5) * 11; 0; 5; 1))" office:value-type="float" office:value="15275.2" calcext:value-type="float">
            <text:p>15275.2</text:p>
          </table:table-cell>
          <table:table-cell table:style-name="ce6" table:formula="of:=[.L11]/[.K11]" office:value-type="float" office:value="123.433366248467" calcext:value-type="float">
            <text:p>123.433366248467</text:p>
          </table:table-cell>
        </table:table-row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7"/>
          <table:table-cell table:style-name="ce5" table:formula="of:=&quot;2^&quot; &amp; LOG([.J12]; 2)" office:value-type="string" office:string-value="2^24" calcext:value-type="string">
            <text:p>2^24</text:p>
          </table:table-cell>
          <table:table-cell table:style-name="ce6" table:formula="of:=OFFSET([.$B$2]; (ROW() - 5) * 11; 0)" office:value-type="float" office:value="16777216" calcext:value-type="float">
            <text:p>16777216</text:p>
          </table:table-cell>
          <table:table-cell table:style-name="ce6" table:formula="of:=AVERAGE(OFFSET([.$D$5]; (ROW() - 5) * 11; 0; 5; 1))" office:value-type="float" office:value="586.451" calcext:value-type="float">
            <text:p>586.451</text:p>
          </table:table-cell>
          <table:table-cell table:style-name="ce6" table:formula="of:=AVERAGE(OFFSET([.$E$5]; (ROW() - 5) * 11; 0; 5; 1))" office:value-type="float" office:value="68942.78" calcext:value-type="float">
            <text:p>68942.78</text:p>
          </table:table-cell>
          <table:table-cell table:style-name="ce6" table:formula="of:=[.L12]/[.K12]" office:value-type="float" office:value="117.559318681356" calcext:value-type="float">
            <text:p>117.559318681356</text:p>
          </table:table-cell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096" calcext:value-type="float">
            <text:p>4096</text:p>
          </table:table-cell>
          <table:table-cell table:number-columns-repeated="6"/>
          <table:table-cell table:style-name="ce5" table:formula="of:=&quot;2^&quot; &amp; LOG([.J13]; 2)" office:value-type="string" office:string-value="2^26" calcext:value-type="string">
            <text:p>2^26</text:p>
          </table:table-cell>
          <table:table-cell table:style-name="ce6" table:formula="of:=OFFSET([.$B$2]; (ROW() - 5) * 11; 0)" office:value-type="float" office:value="67108864" calcext:value-type="float">
            <text:p>67108864</text:p>
          </table:table-cell>
          <table:table-cell table:style-name="ce6" table:formula="of:=AVERAGE(OFFSET([.$D$5]; (ROW() - 5) * 11; 0; 5; 1))" office:value-type="float" office:value="2755.222" calcext:value-type="float">
            <text:p>2755.222</text:p>
          </table:table-cell>
          <table:table-cell table:style-name="ce6" table:formula="of:=AVERAGE(OFFSET([.$E$5]; (ROW() - 5) * 11; 0; 5; 1))" office:value-type="float" office:value="309915.8" calcext:value-type="float">
            <text:p>309915.8</text:p>
          </table:table-cell>
          <table:table-cell table:style-name="ce6" table:formula="of:=[.L13]/[.K13]" office:value-type="float" office:value="112.483059441308" calcext:value-type="float">
            <text:p>112.483059441308</text:p>
          </table:table-cell>
        </table:table-row>
        <table:table-row table:style-name="ro1">
          <table:table-cell table:number-columns-repeated="8"/>
          <table:table-cell table:style-name="ce5" table:formula="of:=&quot;2^&quot; &amp; LOG([.J14]; 2)" office:value-type="string" office:string-value="2^28" calcext:value-type="string">
            <text:p>2^28</text:p>
          </table:table-cell>
          <table:table-cell table:style-name="ce6" table:formula="of:=OFFSET([.$B$2]; (ROW() - 5) * 11; 0)" office:value-type="float" office:value="268435456" calcext:value-type="float">
            <text:p>268435456</text:p>
          </table:table-cell>
          <table:table-cell table:style-name="ce6" table:formula="of:=AVERAGE(OFFSET([.$D$5]; (ROW() - 5) * 11; 0; 5; 1))" office:value-type="float" office:value="12627.54" calcext:value-type="float">
            <text:p>12627.54</text:p>
          </table:table-cell>
          <table:table-cell table:style-name="ce6" table:formula="of:=AVERAGE(OFFSET([.$E$5]; (ROW() - 5) * 11; 0; 5; 1))" office:value-type="float" office:value="1424002" calcext:value-type="float">
            <text:p>1424002</text:p>
          </table:table-cell>
          <table:table-cell table:style-name="ce6" table:formula="of:=[.L14]/[.K14]" office:value-type="float" office:value="112.769549730193" calcext:value-type="float">
            <text:p>112.769549730193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.15552" calcext:value-type="float">
            <text:p>2.15552</text:p>
          </table:table-cell>
          <table:table-cell office:value-type="float" office:value="6.55491" calcext:value-type="float">
            <text:p>6.554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536" calcext:value-type="float">
            <text:p>0.1536</text:p>
          </table:table-cell>
          <table:table-cell office:value-type="float" office:value="6.48436" calcext:value-type="float">
            <text:p>6.4843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6.48408" calcext:value-type="float">
            <text:p>6.4840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241664" calcext:value-type="float">
            <text:p>0.241664</text:p>
          </table:table-cell>
          <table:table-cell office:value-type="float" office:value="6.49449" calcext:value-type="float">
            <text:p>6.4944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228352" calcext:value-type="float">
            <text:p>0.228352</text:p>
          </table:table-cell>
          <table:table-cell office:value-type="float" office:value="6.42195" calcext:value-type="float">
            <text:p>6.421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384" calcext:value-type="float">
            <text:p>1638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2.14624" calcext:value-type="float">
            <text:p>2.14624</text:p>
          </table:table-cell>
          <table:table-cell office:value-type="float" office:value="31.723" calcext:value-type="float">
            <text:p>31.72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31.6283" calcext:value-type="float">
            <text:p>31.62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354592" calcext:value-type="float">
            <text:p>0.354592</text:p>
          </table:table-cell>
          <table:table-cell office:value-type="float" office:value="31.6495" calcext:value-type="float">
            <text:p>31.64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31.5921" calcext:value-type="float">
            <text:p>31.592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243968" calcext:value-type="float">
            <text:p>0.243968</text:p>
          </table:table-cell>
          <table:table-cell office:value-type="float" office:value="31.624" calcext:value-type="float">
            <text:p>31.6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5536" calcext:value-type="float">
            <text:p>6553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35837" calcext:value-type="float">
            <text:p>2.35837</text:p>
          </table:table-cell>
          <table:table-cell office:value-type="float" office:value="149.875" calcext:value-type="float">
            <text:p>149.8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146.831" calcext:value-type="float">
            <text:p>146.83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541472" calcext:value-type="float">
            <text:p>0.541472</text:p>
          </table:table-cell>
          <table:table-cell office:value-type="float" office:value="151.71" calcext:value-type="float">
            <text:p>151.7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560224" calcext:value-type="float">
            <text:p>0.560224</text:p>
          </table:table-cell>
          <table:table-cell office:value-type="float" office:value="150.691" calcext:value-type="float">
            <text:p>150.6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555488" calcext:value-type="float">
            <text:p>0.555488</text:p>
          </table:table-cell>
          <table:table-cell office:value-type="float" office:value="152.753" calcext:value-type="float">
            <text:p>152.75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2144" calcext:value-type="float">
            <text:p>2621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11.8012" calcext:value-type="float">
            <text:p>11.8012</text:p>
          </table:table-cell>
          <table:table-cell office:value-type="float" office:value="664.592" calcext:value-type="float">
            <text:p>664.59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64282" calcext:value-type="float">
            <text:p>1.64282</text:p>
          </table:table-cell>
          <table:table-cell office:value-type="float" office:value="670.625" calcext:value-type="float">
            <text:p>670.62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61859" calcext:value-type="float">
            <text:p>1.61859</text:p>
          </table:table-cell>
          <table:table-cell office:value-type="float" office:value="679.722" calcext:value-type="float">
            <text:p>679.72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62464" calcext:value-type="float">
            <text:p>1.62464</text:p>
          </table:table-cell>
          <table:table-cell office:value-type="float" office:value="668.024" calcext:value-type="float">
            <text:p>668.0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62192" calcext:value-type="float">
            <text:p>1.62192</text:p>
          </table:table-cell>
          <table:table-cell office:value-type="float" office:value="682.087" calcext:value-type="float">
            <text:p>682.08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48576" calcext:value-type="float">
            <text:p>10485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1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8.25661" calcext:value-type="float">
            <text:p>8.25661</text:p>
          </table:table-cell>
          <table:table-cell office:value-type="float" office:value="3242.06" calcext:value-type="float">
            <text:p>3242.0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1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6.69965" calcext:value-type="float">
            <text:p>6.69965</text:p>
          </table:table-cell>
          <table:table-cell office:value-type="float" office:value="3207.11" calcext:value-type="float">
            <text:p>3207.1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6.70208" calcext:value-type="float">
            <text:p>6.70208</text:p>
          </table:table-cell>
          <table:table-cell office:value-type="float" office:value="3204.95" calcext:value-type="float">
            <text:p>3204.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6.70093" calcext:value-type="float">
            <text:p>6.70093</text:p>
          </table:table-cell>
          <table:table-cell office:value-type="float" office:value="3264.84" calcext:value-type="float">
            <text:p>3264.8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6.70294" calcext:value-type="float">
            <text:p>6.70294</text:p>
          </table:table-cell>
          <table:table-cell office:value-type="float" office:value="3259.2" calcext:value-type="float">
            <text:p>3259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194304" calcext:value-type="float">
            <text:p>419430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5.468" calcext:value-type="float">
            <text:p>125.468</text:p>
          </table:table-cell>
          <table:table-cell office:value-type="float" office:value="15174.2" calcext:value-type="float">
            <text:p>15174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4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3.427" calcext:value-type="float">
            <text:p>123.427</text:p>
          </table:table-cell>
          <table:table-cell office:value-type="float" office:value="15448.7" calcext:value-type="float">
            <text:p>15448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3.29" calcext:value-type="float">
            <text:p>123.29</text:p>
          </table:table-cell>
          <table:table-cell office:value-type="float" office:value="15049.9" calcext:value-type="float">
            <text:p>15049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3:1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3.298" calcext:value-type="float">
            <text:p>123.298</text:p>
          </table:table-cell>
          <table:table-cell office:value-type="float" office:value="15174.5" calcext:value-type="float">
            <text:p>15174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3:2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3.28" calcext:value-type="float">
            <text:p>123.28</text:p>
          </table:table-cell>
          <table:table-cell office:value-type="float" office:value="15528.7" calcext:value-type="float">
            <text:p>15528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777216" calcext:value-type="float">
            <text:p>167772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4:3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88.248" calcext:value-type="float">
            <text:p>588.248</text:p>
          </table:table-cell>
          <table:table-cell office:value-type="float" office:value="69749.4" calcext:value-type="float">
            <text:p>69749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5:49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85.926" calcext:value-type="float">
            <text:p>585.926</text:p>
          </table:table-cell>
          <table:table-cell office:value-type="float" office:value="69623" calcext:value-type="float">
            <text:p>6962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7:0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86.228" calcext:value-type="float">
            <text:p>586.228</text:p>
          </table:table-cell>
          <table:table-cell office:value-type="float" office:value="68516.9" calcext:value-type="float">
            <text:p>68516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8:1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5.623" calcext:value-type="float">
            <text:p>585.623</text:p>
          </table:table-cell>
          <table:table-cell office:value-type="float" office:value="68682.1" calcext:value-type="float">
            <text:p>68682.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9:2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86.23" calcext:value-type="float">
            <text:p>586.23</text:p>
          </table:table-cell>
          <table:table-cell office:value-type="float" office:value="68142.5" calcext:value-type="float">
            <text:p>68142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7108864" calcext:value-type="float">
            <text:p>671088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54:3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814.51" calcext:value-type="float">
            <text:p>2814.51</text:p>
          </table:table-cell>
          <table:table-cell office:value-type="float" office:value="311268" calcext:value-type="float">
            <text:p>31126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59:5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39.05" calcext:value-type="float">
            <text:p>2739.05</text:p>
          </table:table-cell>
          <table:table-cell office:value-type="float" office:value="311219" calcext:value-type="float">
            <text:p>31121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05:1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42.57" calcext:value-type="float">
            <text:p>2742.57</text:p>
          </table:table-cell>
          <table:table-cell office:value-type="float" office:value="311678" calcext:value-type="float">
            <text:p>31167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10:2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40.92" calcext:value-type="float">
            <text:p>2740.92</text:p>
          </table:table-cell>
          <table:table-cell office:value-type="float" office:value="307611" calcext:value-type="float">
            <text:p>30761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15:4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39.06" calcext:value-type="float">
            <text:p>2739.06</text:p>
          </table:table-cell>
          <table:table-cell office:value-type="float" office:value="307803" calcext:value-type="float">
            <text:p>30780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30 = 1073741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8435456" calcext:value-type="float">
            <text:p>26843545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40: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34.9" calcext:value-type="float">
            <text:p>12634.9</text:p>
          </table:table-cell>
          <table:table-cell office:value-type="float" office:value="1432100" calcext:value-type="float">
            <text:p>143210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04:2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float" office:value="12625.6" calcext:value-type="float">
            <text:p>12625.6</text:p>
          </table:table-cell>
          <table:table-cell office:value-type="float" office:value="1426380" calcext:value-type="float">
            <text:p>142638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28:4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" calcext:value-type="float">
            <text:p>2</text:p>
          </table:table-cell>
          <table:table-cell office:value-type="float" office:value="12614.1" calcext:value-type="float">
            <text:p>12614.1</text:p>
          </table:table-cell>
          <table:table-cell office:value-type="float" office:value="1429330" calcext:value-type="float">
            <text:p>142933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52:5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" calcext:value-type="float">
            <text:p>3</text:p>
          </table:table-cell>
          <table:table-cell office:value-type="float" office:value="12639" calcext:value-type="float">
            <text:p>12639</text:p>
          </table:table-cell>
          <table:table-cell office:value-type="float" office:value="1421410" calcext:value-type="float">
            <text:p>142141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1:16:4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  <table:table-cell office:value-type="float" office:value="12624.1" calcext:value-type="float">
            <text:p>12624.1</text:p>
          </table:table-cell>
          <table:table-cell office:value-type="float" office:value="1410790" calcext:value-type="float">
            <text:p>141079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17:39:01.106447876</dc:date>
    <meta:editing-duration>PT14M23S</meta:editing-duration>
    <meta:editing-cycles>3</meta:editing-cycles>
    <meta:generator>LibreOffice/7.3.7.2$Linux_X86_64 LibreOffice_project/30$Build-2</meta:generator>
    <meta:document-statistic meta:table-count="1" meta:cell-count="4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rged_sorting_results.I5:merged_sorting_results.I14 merged_sorting_results.M4:merged_sorting_results.M14" chart:data-source-has-labels="both" svg:x="1.331cm" svg:y="0.18cm" svg:width="14.349cm" svg:height="7.659cm">
          <chart:coordinate-region svg:x="2.138cm" svg:y="0.38cm" svg:width="13.183cm" svg:height="6.812cm"/>
          <chart:axis chart:dimension="x" chart:name="primary-x" chart:style-name="ch3" chartooo:axis-type="auto">
            <chartooo:date-scale/>
            <chart:title svg:x="7.059cm" svg:y="8.019cm" chart:style-name="ch4">
              <text:p>Number of Threads</text:p>
            </chart:title>
            <chart:categories table:cell-range-address="merged_sorting_results.I5:merged_sorting_results.I14"/>
          </chart:axis>
          <chart:axis chart:dimension="y" chart:name="primary-y" chart:style-name="ch3">
            <chart:title svg:x="0.451cm" svg:y="4.728cm" chart:style-name="ch5">
              <text:p>Speedup</text:p>
            </chart:title>
            <chart:grid chart:style-name="ch6" chart:class="major"/>
          </chart:axis>
          <chart:series chart:style-name="ch7" chart:values-cell-range-address="merged_sorting_results.M5:merged_sorting_results.M14" chart:label-cell-address="merged_sorting_results.M4:merged_sorting_results.M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erged_sorting_results.M4:merged_sorting_results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merged_sorting_results.I5:merged_sorting_results.I14</svg:desc>
                </draw:g>
              </table:table-cell>
              <table:table-cell office:value-type="float" office:value="0.49839609661234">
                <text:p>0.49839609661234</text:p>
                <draw:g>
                  <svg:desc>merged_sorting_results.M5:merged_sorting_results.M14</svg:desc>
                </draw:g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0.7533884663527">
                <text:p>10.7533884663527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7.3109498497694">
                <text:p>47.3109498497694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64.25905155068">
                <text:p>164.2590515506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183.790417588564">
                <text:p>183.790417588564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461.413014182506">
                <text:p>461.413014182506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23.433366248467">
                <text:p>123.4333662484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17.559318681356">
                <text:p>117.559318681356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12.483059441308">
                <text:p>112.483059441308</text:p>
              </table:table-cell>
            </table:table-row>
            <table:table-row>
              <table:table-cell office:value-type="string">
                <text:p>2^28</text:p>
              </table:table-cell>
              <table:table-cell office:value-type="float" office:value="112.769549730193">
                <text:p>112.769549730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